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7105" officeooo:paragraph-rsid="001a7105"/>
    </style:style>
    <style:style style:name="P2" style:family="paragraph" style:parent-style-name="Standard">
      <style:paragraph-properties fo:text-align="end" style:justify-single-word="false"/>
      <style:text-properties fo:font-size="10pt" officeooo:rsid="001a7105" officeooo:paragraph-rsid="001a7105" style:font-size-asian="10pt" style:font-size-complex="10pt"/>
    </style:style>
    <style:style style:name="P3" style:family="paragraph" style:parent-style-name="Standard">
      <style:text-properties fo:font-weight="bold" officeooo:rsid="001a7105" officeooo:paragraph-rsid="001a7105" style:font-weight-asian="bold" style:font-weight-complex="bold"/>
    </style:style>
    <style:style style:name="P4" style:family="paragraph" style:parent-style-name="Standard">
      <style:text-properties fo:font-weight="normal" officeooo:rsid="001a7105" officeooo:paragraph-rsid="001a7105" style:font-weight-asian="normal" style:font-weight-complex="normal"/>
    </style:style>
    <style:style style:name="P5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6" style:family="paragraph" style:parent-style-name="Standard">
      <style:text-properties fo:color="#cccccc" loext:opacity="100%" style:font-name="Droid Sans Mono" fo:font-size="10.5pt" fo:font-weight="normal" officeooo:paragraph-rsid="001a7105" fo:background-color="#1f1f1f"/>
    </style:style>
    <style:style style:name="P7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8" style:family="paragraph" style:parent-style-name="Standard">
      <style:text-properties fo:color="#6a9955" loext:opacity="100%" style:font-name="Droid Sans Mono" fo:font-size="10.5pt" fo:font-weight="normal" officeooo:paragraph-rsid="001a7105" fo:background-color="#1f1f1f"/>
    </style:style>
    <style:style style:name="P9" style:family="paragraph" style:parent-style-name="Standard">
      <style:paragraph-properties style:line-height-at-least="0.503cm"/>
    </style:style>
    <style:style style:name="T1" style:family="text">
      <style:text-properties officeooo:rsid="001a710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9cdcfe" loext:opacity="100%"/>
    </style:style>
    <style:style style:name="T4" style:family="text">
      <style:text-properties fo:color="#d4d4d4" loext:opacity="100%"/>
    </style:style>
    <style:style style:name="T5" style:family="text">
      <style:text-properties fo:color="#4ec9b0" loext:opacity="100%"/>
    </style:style>
    <style:style style:name="T6" style:family="text">
      <style:text-properties fo:color="#dcdcaa" loext:opacity="100%"/>
    </style:style>
    <style:style style:name="T7" style:family="text">
      <style:text-properties fo:color="#ce9178" loext:opacity="100%"/>
    </style:style>
    <style:style style:name="T8" style:family="text">
      <style:text-properties fo:color="#c586c0" loext:opacity="100%"/>
    </style:style>
    <style:style style:name="T9" style:family="text">
      <style:text-properties fo:color="#b5cea8" loext:opacity="100%"/>
    </style:style>
    <style:style style:name="T10" style:family="text">
      <style:text-properties fo:color="#569cd6" loext:opacity="100%"/>
    </style:style>
    <style:style style:name="T11" style:family="text">
      <style:text-properties fo:color="#d7ba7d" loext:opacity="100%"/>
    </style:style>
    <style:style style:name="T12" style:family="text">
      <style:text-properties officeooo:rsid="001dbf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Студент группы ИС-27 Васильченко Д.А</text:p>
      <text:p text:style-name="P1"/>
      <text:p text:style-name="P1"/>
      <text:p text:style-name="P3">Практическое занятие №6.<text:span text:style-name="T12">2</text:span></text:p>
      <text:p text:style-name="P3"/>
      <text:p text:style-name="P3">Тема: <text:span text:style-name="T2">закрепить усвоенные знания, понятия, алгоритмы, основные принципы составления</text:span></text:p>
      <text:p text:style-name="P4">программ, приобрести навыки составление программ циклической структуры в IDE</text:p>
      <text:p text:style-name="P4">PyCharm Community.</text:p>
      <text:p text:style-name="P4"/>
      <text:p text:style-name="P4"/>
      <text:p text:style-name="P3">Постановка задачи.</text:p>
      <text:p text:style-name="P3"/>
      <text:p text:style-name="P8">Дан список размера N. Найти номер его последнего локального максимума</text:p>
      <text:p text:style-name="P8">(локальный максимум — это элемент, который больше любого из своих соседей).</text:p>
      <text:p text:style-name="P8"/>
      <text:p text:style-name="P3"/>
      <text:p text:style-name="P3"/>
      <text:p text:style-name="P3">Текст программы:</text:p>
      <text:p text:style-name="P3"/>
      <text:p text:style-name="P6"><text:span text:style-name="T3">r</text:span> <text:span text:style-name="T4">=</text:span> <text:span text:style-name="T5">int</text:span>(<text:span text:style-name="T6">input</text:span>(<text:span text:style-name="T7">'Введите размер списка: '</text:span>))</text:p>
      <text:p text:style-name="P5"><text:span text:style-name="T3">sp</text:span> <text:span text:style-name="T4">=</text:span> []</text:p>
      <text:p text:style-name="P5"><text:span text:style-name="T3">index</text:span> <text:span text:style-name="T4">=</text:span> <text:span text:style-name="T9">0</text:span></text:p>
      <text:p text:style-name="P9"/>
      <text:p text:style-name="P5"><text:span text:style-name="T10">def</text:span> <text:span text:style-name="T6">create_list</text:span>(<text:span text:style-name="T3">i</text:span>):</text:p>
      <text:p text:style-name="P5"><text:span text:style-name="T8">try</text:span>:</text:p>
      <text:p text:style-name="P5"><text:span text:style-name="T3">sp</text:span>.<text:span text:style-name="T6">append</text:span>(<text:span text:style-name="T5">int</text:span>(<text:span text:style-name="T6">input</text:span>(<text:span text:style-name="T10">f</text:span><text:span text:style-name="T7">'Введите </text:span><text:span text:style-name="T10">{</text:span><text:span text:style-name="T3">i</text:span><text:span text:style-name="T10">}</text:span><text:span text:style-name="T7"> й элемент списка: '</text:span>)))</text:p>
      <text:p text:style-name="P5"><text:span text:style-name="T8">except</text:span>:</text:p>
      <text:p text:style-name="P5"><text:span text:style-name="T6">print</text:span>(<text:span text:style-name="T7">'Элемент списка должен быть целым чилом!'</text:span>)</text:p>
      <text:p text:style-name="P5"><text:span text:style-name="T6">create_list</text:span>(<text:span text:style-name="T3">i</text:span>)</text:p>
      <text:p text:style-name="P9"/>
      <text:p text:style-name="P5"><text:span text:style-name="T8">for</text:span> <text:span text:style-name="T3">i</text:span> <text:span text:style-name="T8">in</text:span> <text:span text:style-name="T5">range</text:span>(<text:span text:style-name="T3">r</text:span>):</text:p>
      <text:p text:style-name="P5"><text:span text:style-name="T6">create_list</text:span>(<text:span text:style-name="T3">i</text:span>)</text:p>
      <text:p text:style-name="P9"/>
      <text:p text:style-name="P5"><text:span text:style-name="T3">max_num</text:span> <text:span text:style-name="T4">=</text:span> <text:span text:style-name="T6">max</text:span>(<text:span text:style-name="T3">sp</text:span>)</text:p>
      <text:p text:style-name="P9"/>
      <text:p text:style-name="P5"><text:span text:style-name="T8">for</text:span> <text:span text:style-name="T3">i</text:span>, <text:span text:style-name="T3">j</text:span> <text:span text:style-name="T8">in</text:span> <text:span text:style-name="T5">enumerate</text:span>(<text:span text:style-name="T3">sp</text:span>):</text:p>
      <text:p text:style-name="P5"><text:span text:style-name="T8">if</text:span> <text:span text:style-name="T3">j</text:span> <text:span text:style-name="T4">==</text:span> <text:span text:style-name="T3">max_num</text:span>:</text:p>
      <text:p text:style-name="P5"><text:span text:style-name="T3">index</text:span> <text:span text:style-name="T4">=</text:span> <text:span text:style-name="T3">i</text:span></text:p>
      <text:p text:style-name="P9"/>
      <text:p text:style-name="P5"><text:span text:style-name="T6">print</text:span>(<text:span text:style-name="T10">f</text:span><text:span text:style-name="T7">'Номер пооследнего локального макимума списка - </text:span><text:span text:style-name="T10">{</text:span><text:span text:style-name="T3">index</text:span><text:span text:style-name="T10">}</text:span><text:span text:style-name="T7">'</text:span>)</text:p>
      <text:p text:style-name="P6"/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Протокол работы программы:</text:p>
      <text:p text:style-name="P3"/>
      <text:p text:style-name="P4">Введите размер списка: 7</text:p>
      <text:p text:style-name="P4">Введите 0 й элемент списка: 1</text:p>
      <text:p text:style-name="P4">Введите 1 й элемент списка: 2</text:p>
      <text:p text:style-name="P4">Введите 2 й элемент списка: 4</text:p>
      <text:p text:style-name="P4">Введите 3 й элемент списка: 3</text:p>
      <text:p text:style-name="P4">Введите 4 й элемент списка: 2</text:p>
      <text:p text:style-name="P4">Введите 5 й элемент списка: 1</text:p>
      <text:p text:style-name="P4">Введите 6 й элемент списка: 4</text:p>
      <text:p text:style-name="P4">Номер пооследнего локального макимума списка - 6</text:p>
      <text:p text:style-name="P3"/>
      <text:p text:style-name="P3"/>
      <text:p text:style-name="P3">Вывод: <text:span text:style-name="T2">в процессе выполнения практического занятия выработал(а) навыки составления</text:span></text:p>
      <text:p text:style-name="P4">программ в IDE PyCharm Community.</text:p>
      <text:p text:style-name="P4">Выполнены разработка кода, отладка, тестирование, оптимизация программного кода.</text:p>
      <text:p text:style-name="P4">Готовые программные коды выложены на GitHub.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6T18:17:17.557266114</meta:creation-date>
    <dc:date>2023-11-06T18:27:43.235327070</dc:date>
    <meta:editing-duration>PT10M26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39" meta:word-count="192" meta:character-count="1325" meta:non-whitespace-character-count="1171"/>
  </office:meta>
</office:document-meta>
</file>